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5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EEEEEE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EEEEE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EEEEE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EEEE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EEEEE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EEEEE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EEEE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DDDD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DDDDD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DDDDD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DDDD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EEEEE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29" style:family="table-cell" style:parent-style-name="Default" style:data-style-name="N3">
      <style:table-cell-properties style:vertical-align="automatic" fo:background-color="#EEEEEE" style:repeat-content="false"/>
      <style:paragraph-properties fo:text-align="end" fo:margin-right="0cm"/>
    </style:style>
    <style:style style:name="ce30" style:family="table-cell" style:parent-style-name="Default" style:data-style-name="N38">
      <style:table-cell-properties style:vertical-align="automatic" fo:wrap-option="wrap" fo:background-color="#EEEEEE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wrap-option="wrap" fo:background-color="#EEEEEE"/>
      <style:text-properties fo:color="#669900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CC" style:repeat-content="false"/>
      <style:paragraph-properties fo:text-align="center"/>
    </style:style>
    <style:style style:name="ce33" style:family="table-cell" style:parent-style-name="Default" style:data-style-name="N38">
      <style:table-cell-properties fo:border-top="none" fo:border-bottom="none" fo:border-left="none" fo:border-right="thin solid #000000" style:vertical-align="automatic" fo:wrap-option="wrap" fo:background-color="#EEEEEE"/>
      <style:text-properties fo:color="#669900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C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fo:background-color="#FFCC99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C99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43" style:family="table-cell" style:parent-style-name="Default" style:data-style-name="N3">
      <style:table-cell-properties style:vertical-align="automatic" fo:background-color="#FFCC99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FFCC99"/>
    </style:style>
    <style:style style:name="ce46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CC99" style:repeat-content="false"/>
      <style:paragraph-properties fo:text-align="end" fo:margin-right="0cm"/>
    </style:style>
    <style:style style:name="ce47" style:family="table-cell" style:parent-style-name="Default" style:data-style-name="N3">
      <style:table-cell-properties style:vertical-align="automatic" fo:background-color="#FFCC99" style:repeat-content="false"/>
      <style:paragraph-properties fo:text-align="end" fo:margin-right="0cm"/>
    </style:style>
    <style:style style:name="ce48" style:family="table-cell" style:parent-style-name="Default" style:data-style-name="N38">
      <style:table-cell-properties style:vertical-align="automatic" fo:wrap-option="wrap" fo:background-color="#FFCC99"/>
      <style:text-properties fo:font-size="10pt" style:font-size-asian="10pt" style:font-size-complex="10pt"/>
    </style:style>
    <style:style style:name="ce49" style:family="table-cell" style:parent-style-name="Default" style:data-style-name="N38">
      <style:table-cell-properties fo:border-top="none" fo:border-bottom="none" fo:border-left="none" fo:border-right="thin solid #000000" style:vertical-align="automatic" fo:wrap-option="wrap" fo:background-color="#FFCC99"/>
      <style:text-properties fo:color="#669900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C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/>
      <style:text-properties fo:color="#BF8F00"/>
    </style:style>
    <style:style style:name="ce58" style:family="table-cell" style:parent-style-name="Default" style:data-style-name="N38">
      <style:table-cell-properties style:vertical-align="automatic" fo:wrap-option="wrap" fo:background-color="#EEEEEE"/>
      <style:text-properties fo:color="#BF8F00" fo:font-size="10pt" style:font-size-asian="10pt" style:font-size-complex="10pt"/>
    </style:style>
    <style:style style:name="ce59" style:family="table-cell" style:parent-style-name="Default" style:data-style-name="N38">
      <style:table-cell-properties style:vertical-align="automatic" fo:wrap-option="wrap" fo:background-color="#FFFF00"/>
      <style:text-properties fo:color="#BF8F00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5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7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EEEEE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EEEEE" style:repeat-content="false"/>
      <style:paragraph-properties fo:text-align="center"/>
    </style:style>
    <style:style style:name="ce69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EEEEEE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EEEEE" style:repeat-content="false"/>
      <style:paragraph-properties fo:text-align="end" fo:margin-right="0cm"/>
    </style:style>
    <style:style style:name="ce71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EEEEEE" style:repeat-content="false"/>
      <style:paragraph-properties fo:text-align="end" fo:margin-right="0cm"/>
      <style:text-properties fo:color="#669900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74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14pt" style:font-size-asian="14pt" style:font-size-complex="14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/>
      <style:text-properties fo:color="#00B050"/>
    </style:style>
    <style:style style:name="ce76" style:family="table-cell" style:parent-style-name="Default" style:data-style-name="N38">
      <style:table-cell-properties style:vertical-align="automatic" fo:wrap-option="wrap" fo:background-color="#EEEEEE"/>
      <style:text-properties fo:color="#00B050" fo:font-size="10pt" style:font-size-asian="10pt" style:font-size-complex="10pt"/>
    </style:style>
    <style:style style:name="co1" style:family="table-column">
      <style:table-column-properties fo:break-before="auto" style:column-width="6.50875cm" style:use-optimal-column-width="true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1.2170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190625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1.61395833333333cm"/>
    </style:style>
    <style:style style:name="co24" style:family="table-column">
      <style:table-column-properties fo:break-before="auto" style:column-width="1.42875cm"/>
    </style:style>
    <style:style style:name="co25" style:family="table-column">
      <style:table-column-properties fo:break-before="auto" style:column-width="1.69333333333333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2.51354166666667cm" style:use-optimal-column-width="true"/>
    </style:style>
    <style:style style:name="co28" style:family="table-column">
      <style:table-column-properties fo:break-before="auto" style:column-width="3.095625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2.32833333333333cm"/>
    </style:style>
    <style:style style:name="ro1" style:family="table-row">
      <style:table-row-properties style:row-height="31.15pt" style:use-optimal-row-height="false" fo:break-before="auto"/>
    </style:style>
    <style:style style:name="ro2" style:family="table-row">
      <style:table-row-properties style:row-height="44.4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ndamios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10" table:default-cell-style-name="ce22"/>
        <table:table-column table:style-name="co4" table:number-columns-repeated="2" table:default-cell-style-name="ce22"/>
        <table:table-column table:style-name="co2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number-columns-repeated="2" table:default-cell-style-name="ce22"/>
        <table:table-column table:style-name="co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4" table:number-columns-repeated="3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1"/>
        <table:table-column table:style-name="co24" table:default-cell-style-name="ce72"/>
        <table:table-column table:style-name="co25" table:default-cell-style-name="ce22"/>
        <table:table-column table:style-name="co26" table:default-cell-style-name="ce22"/>
        <table:table-column table:style-name="co4" table:default-cell-style-name="ce72"/>
        <table:table-column table:style-name="co27" table:default-cell-style-name="ce72"/>
        <table:table-column table:style-name="co28" table:default-cell-style-name="ce72"/>
        <table:table-column table:style-name="co4" table:default-cell-style-name="ce1"/>
        <table:table-column table:style-name="co29" table:default-cell-style-name="ce1"/>
        <table:table-column table:style-name="co4" table:number-columns-repeated="984" table:default-cell-style-name="ce1"/>
        <table:table-column table:style-name="co30" table:number-columns-repeated="15360" table:default-cell-style-name="ce1"/>
        <table:table-row table:style-name="ro1">
          <table:table-cell table:style-name="ce2"/>
          <table:table-cell office:value-type="string" table:number-columns-spanned="5" table:number-rows-spanned="1" table:style-name="ce73">
            <text:p>Algoritmo</text:p>
          </table:table-cell>
          <table:covered-table-cell table:number-columns-repeated="4"/>
          <table:table-cell office:value-type="string" table:style-name="ce3">
            <text:p>Clase</text:p>
          </table:table-cell>
          <table:table-cell office:value-type="string" table:number-columns-spanned="9" table:number-rows-spanned="1" table:style-name="ce73">
            <text:p>Datasets</text:p>
          </table:table-cell>
          <table:covered-table-cell table:number-columns-repeated="8"/>
          <table:table-cell office:value-type="string" table:number-columns-spanned="8" table:number-rows-spanned="1" table:style-name="ce73">
            <text:p>Feature Engineering</text:p>
          </table:table-cell>
          <table:covered-table-cell table:number-columns-repeated="7"/>
          <table:table-cell office:value-type="string" table:number-columns-spanned="4" table:number-rows-spanned="1" table:style-name="ce73">
            <text:p>Bayesian Optim</text:p>
          </table:table-cell>
          <table:covered-table-cell table:number-columns-repeated="3"/>
          <table:table-cell office:value-type="string" table:number-columns-spanned="3" table:number-rows-spanned="1" table:style-name="ce73">
            <text:p>Google Cloud</text:p>
          </table:table-cell>
          <table:covered-table-cell table:number-columns-repeated="2"/>
          <table:table-cell table:style-name="ce4"/>
          <table:table-cell office:value-type="string" table:number-columns-spanned="6" table:number-rows-spanned="1" table:style-name="ce74">
            <text:p>Resultados</text:p>
          </table:table-cell>
          <table:covered-table-cell table:number-columns-repeated="5"/>
          <table:table-cell table:number-columns-repeated="16346" table:style-name="ce5"/>
        </table:table-row>
        <table:table-row table:style-name="ro2">
          <table:table-cell office:value-type="string" table:style-name="ce6">
            <text:p>Script</text:p>
          </table:table-cell>
          <table:table-cell office:value-type="string" table:style-name="ce7">
            <text:p>Votacion</text:p>
          </table:table-cell>
          <table:table-cell office:value-type="string" table:style-name="ce8">
            <text:p>Stacking</text:p>
          </table:table-cell>
          <table:table-cell office:value-type="string" table:style-name="ce8">
            <text:p>Libreria</text:p>
          </table:table-cell>
          <table:table-cell office:value-type="string" table:style-name="ce8">
            <text:p>Cross Validation</text:p>
          </table:table-cell>
          <table:table-cell office:value-type="string" table:style-name="ce9">
            <text:p>prob corte</text:p>
          </table:table-cell>
          <table:table-cell office:value-type="string" table:style-name="ce10">
            <text:p>Positivos</text:p>
          </table:table-cell>
          <table:table-cell office:value-type="string" table:style-name="ce11">
            <text:p>Train</text:p>
          </table:table-cell>
          <table:table-cell office:value-type="string" table:style-name="ce12">
            <text:p>Meses Train</text:p>
          </table:table-cell>
          <table:table-cell office:value-type="string" table:style-name="ce12">
            <text:p>Subsampling de los CONTINUA</text:p>
          </table:table-cell>
          <table:table-cell office:value-type="string" table:style-name="ce12">
            <text:p>trato meses malos</text:p>
          </table:table-cell>
          <table:table-cell office:value-type="string" table:style-name="ce12">
            <text:p>Testing</text:p>
          </table:table-cell>
          <table:table-cell office:value-type="string" table:style-name="ce12">
            <text:p>Registros</text:p>
          </table:table-cell>
          <table:table-cell office:value-type="string" table:style-name="ce12">
            <text:p>Cols</text:p>
          </table:table-cell>
          <table:table-cell office:value-type="string" table:style-name="ce13">
            <text:p>Superficie</text:p>
          </table:table-cell>
          <table:table-cell office:value-type="string" table:style-name="ce13">
            <text:p>Superficie Ratio</text:p>
          </table:table-cell>
          <table:table-cell office:value-type="string" table:style-name="ce11">
            <text:p>Eliminacion campos drift</text:p>
          </table:table-cell>
          <table:table-cell office:value-type="string" table:style-name="ce11">
            <text:p>Campos Manuales</text:p>
          </table:table-cell>
          <table:table-cell office:value-type="string" table:style-name="ce12">
            <text:p>Ajuste Inflacion</text:p>
          </table:table-cell>
          <table:table-cell office:value-type="string" table:style-name="ce12">
            <text:p>Lags1</text:p>
          </table:table-cell>
          <table:table-cell office:value-type="string" table:style-name="ce12">
            <text:p>Lags1 delta</text:p>
          </table:table-cell>
          <table:table-cell office:value-type="string" table:style-name="ce12">
            <text:p>Lags2</text:p>
          </table:table-cell>
          <table:table-cell office:value-type="string" table:style-name="ce12">
            <text:p>Lags2 delta</text:p>
          </table:table-cell>
          <table:table-cell office:value-type="string" table:style-name="ce13">
            <text:p>Historia</text:p>
          </table:table-cell>
          <table:table-cell office:value-type="string" table:style-name="ce11">
            <text:p>Param Default</text:p>
          </table:table-cell>
          <table:table-cell office:value-type="string" table:style-name="ce11">
            <text:p>Bayesian Optiim</text:p>
          </table:table-cell>
          <table:table-cell office:value-type="string" table:style-name="ce11">
            <text:p>Cantidad Hiperparam</text:p>
          </table:table-cell>
          <table:table-cell office:value-type="string" table:style-name="ce13">
            <text:p>Iteraciones</text:p>
          </table:table-cell>
          <table:table-cell office:value-type="string" table:style-name="ce11">
            <text:p>RAM</text:p>
          </table:table-cell>
          <table:table-cell office:value-type="string" table:style-name="ce12">
            <text:p>vCPU</text:p>
          </table:table-cell>
          <table:table-cell office:value-type="string" table:style-name="ce13">
            <text:p>Disco Local</text:p>
          </table:table-cell>
          <table:table-cell table:style-name="ce14"/>
          <table:table-cell office:value-type="string" table:style-name="ce15">
            <text:p>Tiempo Corrida horas</text:p>
          </table:table-cell>
          <table:table-cell office:value-type="string" table:style-name="ce16">
            <text:p>Reinicios VM</text:p>
          </table:table-cell>
          <table:table-cell office:value-type="string" table:style-name="ce16">
            <text:p>Iteracion</text:p>
          </table:table-cell>
          <table:table-cell office:value-type="string" table:style-name="ce17">
            <text:p>Ganacia log</text:p>
          </table:table-cell>
          <table:table-cell office:value-type="string" table:style-name="ce17">
            <text:p>Kaggle Publico</text:p>
          </table:table-cell>
          <table:table-cell office:value-type="string" table:style-name="ce18">
            <text:p>Kaggle Privado</text:p>
          </table:table-cell>
          <table:table-cell table:number-columns-repeated="7" table:style-name="ce14"/>
          <table:table-cell table:number-columns-repeated="16339" table:style-name="ce19"/>
        </table:table-row>
        <table:table-row table:style-name="ro3">
          <table:table-cell office:value-type="string" table:style-name="ce20">
            <text:p>111_rpart_default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3]*[.N3]" table:style-name="ce25">
            <text:p>37.938.672</text:p>
          </table:table-cell>
          <table:table-cell office:value-type="float" office:value="1" table:formula="of:=[.O3]/[.O$3]" table:style-name="ce26">
            <text:p>1,0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1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657933" table:style-name="ce30">
            <text:p>657933,00000</text:p>
          </table:table-cell>
          <table:table-cell table:style-name="ce31"/>
          <table:table-cell table:number-columns-repeated="16346" table:style-name="ce1"/>
        </table:table-row>
        <table:table-row table:style-name="ro3">
          <table:table-cell office:value-type="string" table:style-name="ce20">
            <text:p>112_rpart_buenos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4]*[.N4]" table:style-name="ce25">
            <text:p>37.938.672</text:p>
          </table:table-cell>
          <table:table-cell office:value-type="float" office:value="1" table:formula="of:=[.O4]/[.O$3]" table:style-name="ce26">
            <text:p>1,0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787127" table:style-name="ce30">
            <text:p>1787127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113_rpart_drift_R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5]*[.N5]" table:style-name="ce25">
            <text:p>37.938.672</text:p>
          </table:table-cell>
          <table:table-cell office:value-type="float" office:value="1" table:formula="of:=[.O5]/[.O$3]" table:style-name="ce26">
            <text:p>1,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661291" table:style-name="ce30">
            <text:p>1661291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114_rpart_drift_A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6]*[.N6]" table:style-name="ce25">
            <text:p>37.938.672</text:p>
          </table:table-cell>
          <table:table-cell office:value-type="float" office:value="1" table:formula="of:=[.O6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787127" table:style-name="ce30">
            <text:p>1787127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115_rpart_drift_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7]*[.N7]" table:style-name="ce25">
            <text:p>37.938.672</text:p>
          </table:table-cell>
          <table:table-cell office:value-type="float" office:value="1" table:formula="of:=[.O7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904630" table:style-name="ce30">
            <text:p>1904630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116_rpart_drift_A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8]*[.N8]" table:style-name="ce25">
            <text:p>37.938.672</text:p>
          </table:table-cell>
          <table:table-cell office:value-type="float" office:value="1" table:formula="of:=[.O8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900047" table:style-name="ce30">
            <text:p>1900047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371_rpart_BO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35">
            <text:p>si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10]*[.N10]" table:style-name="ce25">
            <text:p>37.938.672</text:p>
          </table:table-cell>
          <table:table-cell office:value-type="float" office:value="1" table:formula="of:=[.O10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4" table:style-name="ce32">
            <text:p>4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20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office:value-type="float" office:value="4601250" table:style-name="ce29">
            <text:p>4.601.250</text:p>
          </table:table-cell>
          <table:table-cell office:value-type="float" office:value="1618790" table:style-name="ce30">
            <text:p>1618790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1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office:value-type="float" office:value="4601250" table:style-name="ce29">
            <text:p>4.601.250</text:p>
          </table:table-cell>
          <table:table-cell office:value-type="float" office:value="1607123" table:style-name="ce30">
            <text:p>1607123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4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office:value-type="float" office:value="4601250" table:style-name="ce29">
            <text:p>4.601.250</text:p>
          </table:table-cell>
          <table:table-cell office:value-type="float" office:value="1682542" table:style-name="ce30">
            <text:p>1682542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5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office:value-type="float" office:value="4601250" table:style-name="ce29">
            <text:p>4.601.250</text:p>
          </table:table-cell>
          <table:table-cell office:value-type="float" office:value="1674208" table:style-name="ce30">
            <text:p>1674208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kaggle_E1000_371_rpart_BO_7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office:value-type="float" office:value="4601250" table:style-name="ce29">
            <text:p>4.601.250</text:p>
          </table:table-cell>
          <table:table-cell office:value-type="float" office:value="1628373" table:style-name="ce30">
            <text:p>1628373,00000</text:p>
          </table:table-cell>
          <table:table-cell table:style-name="ce33"/>
          <table:table-cell table:number-columns-repeated="16346" table:style-name="ce1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table:style-name="ce38"/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style-name="ce39"/>
          <table:table-cell table:number-columns-repeated="4" table:style-name="ce40"/>
          <table:table-cell table:number-columns-repeated="3" table:style-name="ce43"/>
          <table:table-cell table:style-name="ce44"/>
          <table:table-cell table:number-columns-repeated="2" table:style-name="ce39"/>
          <table:table-cell table:number-columns-repeated="5" table:style-name="ce40"/>
          <table:table-cell table:style-name="ce41"/>
          <table:table-cell table:number-columns-repeated="3" table:style-name="ce39"/>
          <table:table-cell table:style-name="ce41"/>
          <table:table-cell table:style-name="ce39"/>
          <table:table-cell table:style-name="ce40"/>
          <table:table-cell table:style-name="ce41"/>
          <table:table-cell table:style-name="ce45"/>
          <table:table-cell table:style-name="ce46"/>
          <table:table-cell table:number-columns-repeated="2" table:style-name="ce40"/>
          <table:table-cell table:style-name="ce47"/>
          <table:table-cell table:style-name="ce48"/>
          <table:table-cell table:style-name="ce49"/>
          <table:table-cell table:number-columns-repeated="16346"/>
        </table:table-row>
        <table:table-row table:style-name="ro3">
          <table:table-cell table:style-name="ce50"/>
          <table:table-cell table:style-name="ce34"/>
          <table:table-cell table:number-columns-repeated="3" table:style-name="ce37"/>
          <table:table-cell table:style-name="ce51"/>
          <table:table-cell table:style-name="ce52"/>
          <table:table-cell table:style-name="ce34"/>
          <table:table-cell table:number-columns-repeated="4" table:style-name="ce37"/>
          <table:table-cell table:number-columns-repeated="3" table:style-name="ce53"/>
          <table:table-cell table:style-name="ce54"/>
          <table:table-cell table:number-columns-repeated="2" table:style-name="ce34"/>
          <table:table-cell table:number-columns-repeated="5" table:style-name="ce37"/>
          <table:table-cell table:style-name="ce51"/>
          <table:table-cell table:number-columns-repeated="3" table:style-name="ce34"/>
          <table:table-cell table:style-name="ce51"/>
          <table:table-cell table:style-name="ce34"/>
          <table:table-cell table:style-name="ce37"/>
          <table:table-cell table:style-name="ce51"/>
          <table:table-cell table:style-name="ce55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55"/>
        </table:table-row>
        <table:table-row table:style-name="ro3">
          <table:table-cell office:value-type="string" table:style-name="ce20">
            <text:p>511_ranger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35">
            <text:p>ranger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19]*[.N19]" table:style-name="ce25">
            <text:p>37.938.672</text:p>
          </table:table-cell>
          <table:table-cell office:value-type="float" office:value="1" table:formula="of:=[.O19]/[.O$3]" table:style-name="ce26">
            <text:p>1,0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.1" table:style-name="ce27">
            <text:p>0,1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805878" table:style-name="ce30">
            <text:p>180587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513_ranger_drift_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anger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0]*[.N20]" table:style-name="ce25">
            <text:p>37.938.672</text:p>
          </table:table-cell>
          <table:table-cell office:value-type="float" office:value="1" table:formula="of:=[.O20]/[.O$3]" table:style-name="ce26">
            <text:p>1,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.1" table:style-name="ce27">
            <text:p>0,1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615040" table:style-name="ce30">
            <text:p>1615040,00000</text:p>
          </table:table-cell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560_ranger_BO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anger</text:p>
          </table:table-cell>
          <table:table-cell office:value-type="string" table:style-name="ce35">
            <text:p>si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2]*[.N22]" table:style-name="ce25">
            <text:p>37.938.672</text:p>
          </table:table-cell>
          <table:table-cell office:value-type="float" office:value="1" table:formula="of:=[.O22]/[.O$3]" table:style-name="ce26">
            <text:p>1,0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4" table:style-name="ce32">
            <text:p>4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38"/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style-name="ce39"/>
          <table:table-cell table:number-columns-repeated="4" table:style-name="ce40"/>
          <table:table-cell table:number-columns-repeated="3" table:style-name="ce43"/>
          <table:table-cell table:style-name="ce44"/>
          <table:table-cell table:number-columns-repeated="2" table:style-name="ce39"/>
          <table:table-cell table:number-columns-repeated="5" table:style-name="ce40"/>
          <table:table-cell table:style-name="ce41"/>
          <table:table-cell table:number-columns-repeated="3" table:style-name="ce39"/>
          <table:table-cell table:style-name="ce41"/>
          <table:table-cell table:style-name="ce39"/>
          <table:table-cell table:style-name="ce40"/>
          <table:table-cell table:style-name="ce41"/>
          <table:table-cell table:style-name="ce45"/>
          <table:table-cell table:style-name="ce46"/>
          <table:table-cell table:number-columns-repeated="2" table:style-name="ce40"/>
          <table:table-cell table:style-name="ce47"/>
          <table:table-cell table:style-name="ce48"/>
          <table:table-cell table:style-name="ce49"/>
          <table:table-cell table:number-columns-repeated="16346"/>
        </table:table-row>
        <table:table-row table:style-name="ro3">
          <table:table-cell table:style-name="ce50"/>
          <table:table-cell table:style-name="ce34"/>
          <table:table-cell table:number-columns-repeated="3" table:style-name="ce37"/>
          <table:table-cell table:style-name="ce51"/>
          <table:table-cell table:style-name="ce52"/>
          <table:table-cell table:style-name="ce34"/>
          <table:table-cell table:number-columns-repeated="4" table:style-name="ce37"/>
          <table:table-cell table:number-columns-repeated="3" table:style-name="ce53"/>
          <table:table-cell table:style-name="ce54"/>
          <table:table-cell table:number-columns-repeated="2" table:style-name="ce34"/>
          <table:table-cell table:number-columns-repeated="5" table:style-name="ce37"/>
          <table:table-cell table:style-name="ce51"/>
          <table:table-cell table:number-columns-repeated="3" table:style-name="ce34"/>
          <table:table-cell table:style-name="ce51"/>
          <table:table-cell table:style-name="ce34"/>
          <table:table-cell table:style-name="ce37"/>
          <table:table-cell table:style-name="ce51"/>
          <table:table-cell table:style-name="ce55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55"/>
        </table:table-row>
        <table:table-row table:style-name="ro3">
          <table:table-cell office:value-type="string" table:style-name="ce20">
            <text:p>611_lightgbm_default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35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6]*[.N26]" table:style-name="ce25">
            <text:p>37.938.672</text:p>
          </table:table-cell>
          <table:table-cell office:value-type="float" office:value="1" table:formula="of:=[.O26]/[.O$3]" table:style-name="ce26">
            <text:p>1,0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584181" table:style-name="ce30">
            <text:p>584181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12_lgb_drift_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7]*[.N27]" table:style-name="ce25">
            <text:p>37.938.672</text:p>
          </table:table-cell>
          <table:table-cell office:value-type="float" office:value="1" table:formula="of:=[.O27]/[.O$3]" table:style-name="ce26">
            <text:p>1,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2021300" table:style-name="ce30">
            <text:p>2021300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13_lgb_drift_A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8]*[.N28]" table:style-name="ce25">
            <text:p>37.938.672</text:p>
          </table:table-cell>
          <table:table-cell office:value-type="float" office:value="1" table:formula="of:=[.O28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2055467" table:style-name="ce30">
            <text:p>2055467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15_lgb_hero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36">
            <text:p>SI</text:p>
          </table:table-cell>
          <table:table-cell office:value-type="string" table:style-name="ce56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9]*[.N29]" table:style-name="ce25">
            <text:p>37.938.672</text:p>
          </table:table-cell>
          <table:table-cell office:value-type="float" office:value="1" table:formula="of:=[.O29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,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2175887" table:style-name="ce30">
            <text:p>2175887,00000</text:p>
          </table:table-cell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71_lgb_binaria1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5">
            <text:p>si</text:p>
          </table:table-cell>
          <table:table-cell office:value-type="string" table:style-name="ce36">
            <text:p>SI</text:p>
          </table:table-cell>
          <table:table-cell office:value-type="string" table:style-name="ce56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31]*[.N31]" table:style-name="ce25">
            <text:p>37.938.672</text:p>
          </table:table-cell>
          <table:table-cell office:value-type="float" office:value="1" table:formula="of:=[.O31]/[.O$3]" table:style-name="ce26">
            <text:p>1,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2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3_671_lgb_binaria1_1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36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2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63796" table:style-name="ce30">
            <text:p>1863796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3_671_lgb_binaria1_34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36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2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60465" table:style-name="ce30">
            <text:p>1960465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3_671_lgb_binaria1_50</text:p>
          </table:table-cell>
          <table:table-cell table:style-name="ce21"/>
          <table:table-cell table:number-columns-repeated="2" table:style-name="ce22"/>
          <table:table-cell table:style-name="ce35"/>
          <table:table-cell table:style-name="ce36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2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15881" table:style-name="ce30">
            <text:p>1915881,00000</text:p>
          </table:table-cell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5"/>
          <table:table-cell table:style-name="ce36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2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72_lgb_binaria2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6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36]*[.N36]" table:style-name="ce25">
            <text:p>37.938.672</text:p>
          </table:table-cell>
          <table:table-cell office:value-type="float" office:value="1" table:formula="of:=[.O36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2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35048" table:style-name="ce30">
            <text:p>193504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086718" table:style-name="ce30">
            <text:p>208671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8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35055" table:style-name="ce30">
            <text:p>2235055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12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28381" table:style-name="ce30">
            <text:p>1928381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2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62553" table:style-name="ce30">
            <text:p>2162553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2_672_lgb_binaria2_70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45470" table:style-name="ce30">
            <text:p>2145470,00000</text:p>
          </table:table-cell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2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82_lgb_binaria2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6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.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44]*[.N44]" table:style-name="ce25">
            <text:p>37.938.672</text:p>
          </table:table-cell>
          <table:table-cell office:value-type="float" office:value="1" table:formula="of:=[.O44]/[.O$3]" table:style-name="ce26">
            <text:p>1,0</text:p>
          </table:table-cell>
          <table:table-cell office:value-type="string" table:style-name="ce34">
            <text:p>si</text:p>
          </table:table-cell>
          <table:table-cell office:value-type="string" table:style-name="ce32">
            <text:p>si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57">
            <text:p>kaggle_E1005_682_lgb_binaria2_48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50889" table:style-name="ce58">
            <text:p>225088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57">
            <text:p>kaggle_E1005_682_lgb_binaria2_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90054" table:style-name="ce58">
            <text:p>2190054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57">
            <text:p>kaggle_E1005_682_lgb_binaria2_18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301307" table:style-name="ce59">
            <text:p>2301307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57">
            <text:p>kaggle_E1005_682_lgb_binaria2_19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82546" table:style-name="ce58">
            <text:p>1882546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57">
            <text:p>kaggle_E1005_682_lgb_binaria2_24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30889" table:style-name="ce58">
            <text:p>223088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57">
            <text:p>kaggle_E1005_682_lgb_binaria2_35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77554" table:style-name="ce58">
            <text:p>2177554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57">
            <text:p>kaggle_E1005_682_lgb_binaria2_75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14638" table:style-name="ce58">
            <text:p>221463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5">
            <text:p>kaggle_E1006_682_lgb_binaria2_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55470" table:style-name="ce76">
            <text:p>2155470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5">
            <text:p>kaggle_E1006_682_lgb_binaria2_49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46303" table:style-name="ce76">
            <text:p>2146303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5">
            <text:p>kaggle_E1006_682_lgb_binaria2_74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49222" table:style-name="ce76">
            <text:p>2249222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75">
            <text:p>kaggle_E1006_682_lgb_binaria2_94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10471" table:style-name="ce76">
            <text:p>2210471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7_682_lgb_binaria2_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45465" table:style-name="ce30">
            <text:p>1945465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7_682_lgb_binaria2_8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96304" table:style-name="ce30">
            <text:p>2196304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7_682_lgb_binaria2_9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18805" table:style-name="ce30">
            <text:p>2218805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7_682_lgb_binaria2_31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74637" table:style-name="ce30">
            <text:p>2174637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7_682_lgb_binaria2_34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174220" table:style-name="ce30">
            <text:p>2174220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7_682_lgb_binaria2_38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82966" table:style-name="ce30">
            <text:p>1982966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7_682_lgb_binaria2_50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22972" table:style-name="ce30">
            <text:p>2222972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7_682_lgb_binaria2_99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48806" table:style-name="ce30">
            <text:p>2248806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7_682_lgb_binaria2_107</text:p>
          </table:table-cell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6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32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273806" table:style-name="ce30">
            <text:p>2273806,00000</text:p>
          </table:table-cell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2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38"/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style-name="ce39"/>
          <table:table-cell table:number-columns-repeated="4" table:style-name="ce40"/>
          <table:table-cell table:number-columns-repeated="3" table:style-name="ce43"/>
          <table:table-cell table:style-name="ce44"/>
          <table:table-cell table:number-columns-repeated="2" table:style-name="ce39"/>
          <table:table-cell table:number-columns-repeated="5" table:style-name="ce40"/>
          <table:table-cell table:style-name="ce41"/>
          <table:table-cell table:number-columns-repeated="3" table:style-name="ce39"/>
          <table:table-cell table:style-name="ce41"/>
          <table:table-cell table:style-name="ce39"/>
          <table:table-cell table:style-name="ce40"/>
          <table:table-cell table:style-name="ce41"/>
          <table:table-cell table:style-name="ce45"/>
          <table:table-cell table:style-name="ce46"/>
          <table:table-cell table:number-columns-repeated="2" table:style-name="ce40"/>
          <table:table-cell table:style-name="ce47"/>
          <table:table-cell table:style-name="ce48"/>
          <table:table-cell table:style-name="ce49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2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40879" table:style-name="ce30">
            <text:p>184087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50879" table:style-name="ce30">
            <text:p>185087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4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88382" table:style-name="ce30">
            <text:p>1988382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2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965882" table:style-name="ce30">
            <text:p>1965882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5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1842129" table:style-name="ce30">
            <text:p>1842129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8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057968" table:style-name="ce30">
            <text:p>205796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06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071718" table:style-name="ce30">
            <text:p>2071718,00000</text:p>
          </table:table-cell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kaggle_E1001_571_ranger_BO_147</text:p>
          </table:table-cell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office:value-type="float" office:value="2037967" table:style-name="ce30">
            <text:p>2037967,00000</text:p>
          </table:table-cell>
          <table:table-cell table:style-name="ce33"/>
          <table:table-cell table:number-columns-repeated="16346"/>
        </table:table-row>
        <table:table-row table:number-rows-repeated="7"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60"/>
          <table:table-cell table:style-name="ce61"/>
          <table:table-cell table:number-columns-repeated="3" table:style-name="ce62"/>
          <table:table-cell table:style-name="ce63"/>
          <table:table-cell table:style-name="ce64"/>
          <table:table-cell table:style-name="ce61"/>
          <table:table-cell table:number-columns-repeated="4" table:style-name="ce62"/>
          <table:table-cell table:number-columns-repeated="3" table:style-name="ce65"/>
          <table:table-cell table:style-name="ce66"/>
          <table:table-cell table:number-columns-repeated="2" table:style-name="ce61"/>
          <table:table-cell table:number-columns-repeated="5" table:style-name="ce62"/>
          <table:table-cell table:style-name="ce63"/>
          <table:table-cell table:number-columns-repeated="3" table:style-name="ce61"/>
          <table:table-cell table:style-name="ce63"/>
          <table:table-cell table:style-name="ce61"/>
          <table:table-cell table:style-name="ce62"/>
          <table:table-cell table:style-name="ce63"/>
          <table:table-cell table:style-name="ce1"/>
          <table:table-cell table:style-name="ce67"/>
          <table:table-cell table:number-columns-repeated="2" table:style-name="ce68"/>
          <table:table-cell table:style-name="ce69"/>
          <table:table-cell table:style-name="ce70"/>
          <table:table-cell table:style-name="ce71"/>
          <table:table-cell table:number-columns-repeated="16346"/>
        </table:table-row>
        <table:table-row table:number-rows-repeated="104849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5" number:min-decimal-places="5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Gustavo Denicolay</meta:initial-creator>
    <dc:creator>Flor Federico</dc:creator>
    <meta:creation-date>2021-05-29T16:06:57Z</meta:creation-date>
    <dc:date>2021-09-22T02:24:29Z</dc:date>
    <meta:editing-cycles>55</meta:editing-cycles>
    <meta:editing-duration>PT2110116S</meta:editing-duration>
  </office:meta>
</office:document-meta>
</file>